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text-shadow="1pt 1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style:font-name="Liberation Mono1" fo:font-size="11pt" style:font-size-asian="11pt" style:font-size-complex="11pt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style:font-name="Liberation Mono1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20pt" fo:text-shadow="1pt 1pt" style:font-size-asian="20pt" style:font-size-complex="20pt"/>
    </style:style>
    <style:style style:name="T3" style:family="text">
      <style:text-properties style:font-name="Liberation Mono1" fo:font-size="24pt" style:font-size-asian="24pt" style:font-size-complex="24pt"/>
    </style:style>
    <style:style style:name="T4" style:family="text">
      <style:text-properties style:font-name="Liberation Mono1" fo:font-size="11pt" style:font-size-asian="11pt" style:font-size-complex="11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Mono1"/>
    </style:style>
    <style:style style:name="T7" style:family="text">
      <style:text-properties fo:color="#c9211e" style:font-name="Liberation Mono1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1/04/2022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ython Virtual Environments</text:span></text:p>
            <text:p><text:span text:style-name="T2"/></text:p>
            <text:p><text:span text:style-name="T2">or</text:span></text:p>
            <text:p><text:span text:style-name="T2"/></text:p>
            <text:p><text:span text:style-name="T2">How not to stuff things u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ifferent projects, different dependencies</text:p>
              </text:list-item>
              <text:list-item>
                <text:p>Testing different library versions</text:p>
              </text:list-item>
              <text:list-item>
                <text:p>Isolate host system</text:p>
              </text:list-item>
              <text:list-item>
                <text:p>System libraries outda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venv module</text:p>
                <text:list>
                  <text:list-header>
                    <text:p><text:a xlink:href="https://docs.python.org/3/library/venv.html" xlink:type="simple">https://docs.python.org/3/library/venv.html</text:a></text:p>
                  </text:list-header>
                </text:list>
              </text:list-item>
              <text:list-item>
                <text:p>virtualenv</text:p>
                <text:list>
                  <text:list-header>
                    <text:p><text:a xlink:href="https://github.com/pypa/virtualenv" xlink:type="simple">https://github.com/pypa/virtualenv</text:a></text:p>
                  </text:list-header>
                </text:list>
              </text:list-item>
              <text:list-item>
                <text:p>anaconda</text:p>
                <text:list>
                  <text:list-header>
                    <text:p><text:a xlink:href="https://www.anaconda.com/products/distribution" xlink:type="simple">https://www.anaconda.com/products/distribution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venv modul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since Python 3.5</text:p>
              </text:list-item>
              <text:list-item>
                <text:p>built-in module (“batteries included”), though separate package in Ubuntu (“python3-venv”)</text:p>
              </text:list-item>
              <text:list-item>
                <text:p>limited to Python version it is part of</text:p>
              </text:list-item>
              <text:list-item>
                <text:p>command-line</text:p>
                <text:list>
                  <text:list-header>
                    <text:p><text:span text:style-name="T3">python3 -m venv &lt;venv_path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fracpete@venv:~$ python3.7 -m venv venv37</text:span></text:p>
                <text:p><text:span text:style-name="T4">fracpete@venv:~$ . ./venv37/bin/activate</text:span></text:p>
                <text:p><text:span text:style-name="T4">(venv37) fracpete@venv:~$ pip freeze</text:span></text:p>
                <text:p><text:span text:style-name="T4">pkg-resources==0.0.0</text:span></text:p>
                <text:p><text:span text:style-name="T4">(venv37) fracpete@venv:~$ pip install numpy</text:span></text:p>
                <text:p><text:span text:style-name="T4">Collecting numpy</text:span></text:p>
                <text:p><text:span text:style-name="T4"><text:s text:c="2"/></text:span><text:span text:style-name="T4">Using cached https://files.pythonhosted.org/packages/65/b9/0b02ffd2689cbfa5d1da09a59378b626768386add3b654718d43d97e0ef1/numpy-1.20.1-cp37-cp37m-manylinux1_x86_64.whl</text:span></text:p>
                <text:p><text:span text:style-name="T4">Installing collected packages: numpy</text:span></text:p>
                <text:p><text:span text:style-name="T4">Successfully installed numpy-1.20.1</text:span></text:p>
                <text:p><text:span text:style-name="T4">(venv37) fracpete@venv:~$ deactivate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virtualenv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ore powerful than venv module</text:p>
                <text:list>
                  <text:list-header>
                    <text:p>faster, extendable, can use any Python version, ...</text:p>
                  </text:list-header>
                </text:list>
              </text:list-item>
              <text:list-item>
                <text:p>Debian: sudo apt-get install virtualenv</text:p>
              </text:list-item>
              <text:list-item>
                <text:p>Windows: pip install virtualenv (but tied to Python version)</text:p>
              </text:list-item>
              <text:list-item>
                <text:p>Other OS: install via pipx (see "Other tools")</text:p>
              </text:list-item>
              <text:list-item>
                <text:p>Command-line:</text:p>
                <text:list>
                  <text:list-header>
                    <text:p><text:span text:style-name="T3">virtualenv -p &lt;python_bin&gt; &lt;venv_path&gt;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fracpete@venv:~$ virtualenv -p /usr/bin/python3.7 virtualenv37</text:span></text:p>
                <text:p><text:span text:style-name="T4">fracpete@venv:~$ . ./virtualenv37/bin/activate</text:span></text:p>
                <text:p><text:span text:style-name="T4">(virtualenv37) fracpete@venv:~$ pip freeze</text:span></text:p>
                <text:p><text:span text:style-name="T4">pkg-resources==0.0.0</text:span></text:p>
                <text:p><text:span text:style-name="T4">(virtualenv37) fracpete@venv:~$ pip install numpy</text:span></text:p>
                <text:p><text:span text:style-name="T4">Collecting numpy</text:span></text:p>
                <text:p><text:span text:style-name="T4"><text:s text:c="2"/></text:span><text:span text:style-name="T4">Downloading numpy-1.20.1-cp37-cp37m-manylinux2010_x86_64.whl (15.3 MB)</text:span></text:p>
                <text:p><text:span text:style-name="T4"><text:s text:c="5"/></text:span><text:span text:style-name="T4">|████████████████████████████████| 15.3 MB 10.6 MB/s </text:span></text:p>
                <text:p><text:span text:style-name="T4">Installing collected packages: numpy</text:span></text:p>
                <text:p><text:span text:style-name="T4">Successfully installed numpy-1.20.1</text:span></text:p>
                <text:p><text:span text:style-name="T4">(virtualenv37) fracpete@venv:~$ deactivate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naconda</text:p>
          </draw:text-box>
        </draw:frame>
        <draw:frame presentation:style-name="pr4" draw:text-style-name="P3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Advertised as "world’s most popular open-source Python distribution platform"</text:p>
              </text:list-item>
              <text:list-item>
                <text:p>For long time best option under Windows (compilation is a pain!)</text:p>
              </text:list-item>
              <text:list-item>
                <text:p>Download &gt;500MB, modifies $HOME/.bashrc</text:p>
              </text:list-item>
              <text:list-item>
                <text:p text:style-name="P5">Packages to be installed through their channels, otherwise envs cannot be cloned</text:p>
              </text:list-item>
              <text:list-item>
                <text:p>Command-line tool “conda” manages environments <text:span text:style-name="T5">(C:\ProgramData\anaconda3\Library\bin)</text:span></text:p>
                <text:list>
                  <text:list-header>
                    <text:p><text:span text:style-name="T3">conda create -n &lt;env_name&gt; python=3.X</text:span></text:p>
                  </text:list-header>
                </text:list>
              </text:list-item>
              <text:list-item>
                <text:p text:style-name="P5">Many libraries upload platform-specific .whl files to PyPI nowadays</text:p>
              </text:list-item>
              <text:list-item>
                <text:p text:style-name="P5">Unofficial binaries available for Windows (563 as of 11/4/22):</text:p>
                <text:list>
                  <text:list-header>
                    <text:p><text:a xlink:href="https://www.lfd.uci.edu/~gohlke/pythonlibs/" xlink:type="simple">https://www.lfd.uci.edu/~gohlke/pythonlibs/</text:a></text:p>
                  </text:list-header>
                </text:list>
              </text:list-item>
              <text:list-item>
                <text:p>Or use <text:a xlink:href="https://docs.microsoft.com/en-us/windows/wsl/" xlink:type="simple">WSL2</text:a><text:s/>and a proper Linux distro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6">(base) fracpete@venv:~$ conda create -n conda37 python=3.7</text:span></text:p>
                <text:p><text:span text:style-name="T6">Collecting package metadata (current_repodata.json): done</text:span></text:p>
                <text:p><text:span text:style-name="T6">...</text:span></text:p>
                <text:p><text:span text:style-name="T6">(base) fracpete@venv:~$ conda activate conda37</text:span></text:p>
                <text:p><text:span text:style-name="T6">(conda37) fracpete@venv:~$ pip freeze</text:span></text:p>
                <text:p><text:span text:style-name="T6">certifi==2020.12.5</text:span></text:p>
                <text:p><text:span text:style-name="T6">(conda37) fracpete@venv:~$ pip install numpy <text:s/></text:span><text:span text:style-name="T7"># or: conda install numpy</text:span></text:p>
                <text:p><text:span text:style-name="T6">Collecting numpy</text:span></text:p>
                <text:p><text:span text:style-name="T6"><text:s text:c="2"/></text:span><text:span text:style-name="T6">Using cached numpy-1.20.1-cp37-cp37m-manylinux2010_x86_64.whl (15.3 MB)</text:span></text:p>
                <text:p><text:span text:style-name="T6">Installing collected packages: numpy</text:span></text:p>
                <text:p><text:span text:style-name="T6">Successfully installed numpy-1.20.1</text:span></text:p>
                <text:p><text:span text:style-name="T6">(conda37) fracpete@venv:~$ pip freeze</text:span></text:p>
                <text:p><text:span text:style-name="T6">certifi==2020.12.5</text:span></text:p>
                <text:p><text:span text:style-name="T6">numpy==1.20.1</text:span></text:p>
                <text:p><text:span text:style-name="T6">(conda37) fracpete@venv:~$ conda deactivat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ython on Window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nstall Microsoft Build Tools</text:p>
                <text:list>
                  <text:list-item>
                    <text:p>2017: <text:a xlink:href="https://aka.ms/vs/15/release/vs_buildtools.exe" xlink:type="simple">https://aka.ms/vs/15/release/vs_buildtools.exe</text:a></text:p>
                  </text:list-item>
                  <text:list-item>
                    <text:p>2019: <text:a xlink:href="https://aka.ms/vs/16/release/vs_buildtools.exe" xlink:type="simple">https://aka.ms/vs/16/release/vs_buildtools.exe</text:a></text:p>
                  </text:list-item>
                  <text:list-item>
                    <text:p>2022: <text:a xlink:href="https://aka.ms/vs/17/release/vs_buildtools.exe" xlink:type="simple">https://aka.ms/vs/17/release/vs_buildtools.exe</text:a></text:p>
                  </text:list-item>
                </text:list>
              </text:list-item>
              <text:list-item>
                <text:p><text:span text:style-name="T8">Download Python from </text:span><text:span text:style-name="T8"><text:a xlink:href="https://www.python.org/downloads/" xlink:type="simple">python.org</text:a></text:span></text:p>
              </text:list-item>
              <text:list-item>
                <text:p><text:span text:style-name="T8">No pip? </text:span></text:p>
                <text:list>
                  <text:list-item>
                    <text:p><text:span text:style-name="T8">Download it: </text:span><text:span text:style-name="T8"><text:a xlink:href="https://bootstrap.pypa.io/get-pip.py" xlink:type="simple">https://bootstrap.pypa.io/get-pip.py</text:a></text:span></text:p>
                  </text:list-item>
                  <text:list-item>
                    <text:p><text:span text:style-name="T8">Install it: python get-pip.py</text:span></text:p>
                  </text:list-item>
                </text:list>
              </text:list-item>
              <text:list-item>
                <text:p><text:span text:style-name="T8">But: you may need other dependencies for compiling as well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Let’s give it a spin!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Managing dependencies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nstalling via "pip install ..." may work now...</text:p>
              </text:list-item>
              <text:list-item>
                <text:p>Use requirements.txt to store "name==version"</text:p>
              </text:list-item>
              <text:list-item>
                <text:p>Use: pip freeze &gt; requirements.txt</text:p>
              </text:list-item>
              <text:list-item>
                <text:p>Store requirements.txt under version control</text:p>
              </text:list-item>
              <text:list-item>
                <text:p>Recreate with: pip install -r requirements.tx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Other tool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thon Poetry</text:p>
                <text:list>
                  <text:list-header>
                    <text:p>Poetry is a tool for dependency management and packaging in Python. It allows you to declare the libraries your project depends on and it will manage (install/update) them for you.</text:p>
                    <text:p><text:a xlink:href="https://python-poetry.org/" xlink:type="simple">https://python-poetry.org/</text:a></text:p>
                  </text:list-header>
                </text:list>
              </text:list-item>
              <text:list-item>
                <text:p>pipx</text:p>
                <text:list>
                  <text:list-header>
                    <text:p>pipx is made specifically for application installation, as it adds isolation yet still makes the apps available in your shell: pipx creates an isolated environment for each application and its associated packages.</text:p>
                    <text:p><text:a xlink:href="https://pypi.org/project/pipx/" xlink:type="simple">https://pypi.org/project/pipx/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Other tools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ipenv</text:p>
                <text:list>
                  <text:list-header>
                    <text:p>a tool that aims to bring the best of all packaging worlds (bundler, composer, npm, cargo, yarn, etc.) to the Python world. Windows is a first-class citizen, in our world.</text:p>
                    <text:p><text:a xlink:href="https://pipenv.pypa.io/" xlink:type="simple">https://pipenv.pypa.io/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But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What about vulnerabilities?</text:p>
                <text:p><text:span text:style-name="T9">safety</text:span></text:p>
                <text:p>checks your installed dependencies for known security vulnerabilities.</text:p>
                <text:p>By default it uses the open Python vulnerability database Safety DB, but can be upgraded to use pyup.io's Safety API using the --key option.</text:p>
                <text:p><text:a xlink:href="https://github.com/pyupio/safety" xlink:type="simple">https://github.com/pyupio/safety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Safet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create empty virtual environment</text:p>
              </text:list-item>
              <text:list-item>
                <text:p>install old (and unsafe) django version</text:p>
                <text:list>
                  <text:list-header>
                    <text:p>./venv/bin/pip install "django&lt;2.0"</text:p>
                  </text:list-header>
                </text:list>
              </text:list-item>
              <text:list-item>
                <text:p>install safety</text:p>
                <text:list>
                  <text:list-header>
                    <text:p>./venv/bin/pip install safety</text:p>
                  </text:list-header>
                </text:list>
              </text:list-item>
              <text:list-item>
                <text:p>check environment</text:p>
                <text:list>
                  <text:list-header>
                    <text:p>./venv/bin/safety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Safety output</text:p>
          </draw:text-box>
        </draw:frame>
        <draw:frame presentation:style-name="pr4" draw:text-style-name="P3" draw:layer="layout" svg:width="25.199cm" svg:height="10.715cm" svg:x="1.4cm" svg:y="3.685cm" presentation:class="outline" presentation:user-transformed="true">
          <draw:text-box>
            <text:list text:style-name="L2">
              <text:list-header>
                <text:p><text:span text:style-name="T6">+==============================================================================+</text:span></text:p>
                <text:p><text:span text:style-name="T6">| <text:s text:c="77"/>|</text:span></text:p>
                <text:p><text:span text:style-name="T6">| <text:s text:c="30"/>/$$$$$$ <text:s text:c="11"/>/$$ <text:s text:c="24"/>|</text:span></text:p>
                <text:p><text:span text:style-name="T6">| <text:s text:c="29"/>/$$__ <text:s/>$$ <text:s text:c="9"/>| $$ <text:s text:c="24"/>|</text:span></text:p>
                <text:p><text:span text:style-name="T6">| <text:s text:c="10"/>/$$$$$$$ <text:s/>/$$$$$$ | $$ <text:s/>\__//$$$$$$ <text:s/>/$$$$$$ <text:s text:c="2"/>/$$ <text:s text:c="2"/>/$$ <text:s text:c="10"/>|</text:span></text:p>
                <text:p><text:span text:style-name="T6">| <text:s text:c="9"/>/$$_____/ |____ <text:s/>$$| $$$$ <text:s text:c="2"/>/$$__ <text:s/>$$|_ <text:s/>$$_/ <text:s/>| $$ <text:s/>| $$ <text:s text:c="10"/>|</text:span></text:p>
                <text:p><text:span text:style-name="T6">| <text:s text:c="8"/>| <text:s/>$$$$$$ <text:s text:c="2"/>/$$$$$$$| $$_/ <text:s/>| $$$$$$$$ <text:s/>| $$ <text:s text:c="3"/>| $$ <text:s/>| $$ <text:s text:c="10"/>|</text:span></text:p>
                <text:p><text:span text:style-name="T6">| <text:s text:c="9"/>\____ <text:s/>$$ /$$__ <text:s/>$$| $$ <text:s text:c="3"/>| $$_____/ <text:s/>| $$ /$$| $$ <text:s/>| $$ <text:s text:c="10"/>|</text:span></text:p>
                <text:p><text:span text:style-name="T6">| <text:s text:c="9"/>/$$$$$$$/| <text:s/>$$$$$$$| $$ <text:s text:c="3"/>| <text:s/>$$$$$$$ <text:s/>| <text:s/>$$$$/| <text:s/>$$$$$$$ <text:s text:c="10"/>|</text:span></text:p>
                <text:p><text:span text:style-name="T6">| <text:s text:c="8"/>|_______/ <text:s/>\_______/|__/ <text:s text:c="4"/>\_______/ <text:s text:c="2"/>\___/ <text:s text:c="2"/>\____ <text:s/>$$ <text:s text:c="10"/>|</text:span></text:p>
                <text:p><text:span text:style-name="T6">| <text:s text:c="57"/>/$$ <text:s/>| $$ <text:s text:c="10"/>|</text:span></text:p>
                <text:p><text:span text:style-name="T6">| <text:s text:c="56"/>| <text:s/>$$$$$$/ <text:s text:c="10"/>|</text:span></text:p>
                <text:p><text:span text:style-name="T6">| <text:s/>by pyup.io <text:s text:c="45"/>\______/ <text:s text:c="11"/>|</text:span></text:p>
                <text:p><text:span text:style-name="T6">| <text:s text:c="77"/>|</text:span></text:p>
                <text:p><text:span text:style-name="T6">+==============================================================================+</text:span></text:p>
                <text:p><text:span text:style-name="T6">| REPORT <text:s text:c="70"/>|</text:span></text:p>
                <text:p><text:span text:style-name="T6">| checked 17 packages, using free DB (updated once a month) <text:s text:c="19"/>|</text:span></text:p>
                <text:p><text:span text:style-name="T6">+============================+===========+==========================+==========+</text:span></text:p>
                <text:p><text:span text:style-name="T6">| package <text:s text:c="19"/>| installed | affected <text:s text:c="16"/>| ID <text:s text:c="6"/>|</text:span></text:p>
                <text:p><text:span text:style-name="T6">+============================+===========+==========================+==========+</text:span></text:p>
                <text:p><text:span text:style-name="T6">| django <text:s text:c="20"/>| 1.11.29 <text:s text:c="2"/>| &lt;2.2.24 <text:s text:c="17"/>| 40637 <text:s text:c="3"/>|</text:span></text:p>
                <text:p><text:span text:style-name="T6">| django <text:s text:c="20"/>| 1.11.29 <text:s text:c="2"/>| &lt;2.2.25 <text:s text:c="17"/>| 43041 <text:s text:c="3"/>|</text:span></text:p>
                <text:p><text:span text:style-name="T6">| django <text:s text:c="20"/>| 1.11.29 <text:s text:c="2"/>| &lt;2.2.26 <text:s text:c="17"/>| 44426 <text:s text:c="3"/>|</text:span></text:p>
                <text:p><text:span text:style-name="T6">| django <text:s text:c="20"/>| 1.11.29 <text:s text:c="2"/>| &lt;2.2.26 <text:s text:c="17"/>| 44423 <text:s text:c="3"/>|</text:span></text:p>
                <text:p><text:span text:style-name="T6">| django <text:s text:c="20"/>| 1.11.29 <text:s text:c="2"/>| &lt;2.2.26 <text:s text:c="17"/>| 44427 <text:s text:c="3"/>|</text:span></text:p>
                <text:p><text:span text:style-name="T6">| django <text:s text:c="20"/>| 1.11.29 <text:s text:c="2"/>| &lt;2.2.27 <text:s text:c="17"/>| 44741 <text:s text:c="3"/>|</text:span></text:p>
                <text:p><text:span text:style-name="T6">| django <text:s text:c="20"/>| 1.11.29 <text:s text:c="2"/>| &lt;2.2.27 <text:s text:c="17"/>| 44742 <text:s text:c="3"/>|</text:span></text:p>
                <text:p><text:span text:style-name="T6">+==============================================================================+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Safety output (2)</text:p>
          </draw:text-box>
        </draw:frame>
        <draw:frame presentation:style-name="pr4" draw:text-style-name="P6" draw:layer="layout" svg:width="25.199cm" svg:height="10.515cm" svg:x="1.4cm" svg:y="3.685cm" presentation:class="outline" presentation:user-transformed="true">
          <draw:text-box>
            <text:list text:style-name="L2">
              <text:list-header>
                <text:p><text:span text:style-name="T6">+==============================================================================+</text:span></text:p>
                <text:p><text:span text:style-name="T6">| REPORT <text:s text:c="70"/>|</text:span></text:p>
                <text:p><text:span text:style-name="T6">| checked 17 packages, using free DB (updated once a month) <text:s text:c="19"/>|</text:span></text:p>
                <text:p><text:span text:style-name="T6">+============================+===========+==========================+==========+</text:span></text:p>
                <text:p><text:span text:style-name="T6">| package <text:s text:c="19"/>| installed | affected <text:s text:c="16"/>| ID <text:s text:c="6"/>|</text:span></text:p>
                <text:p><text:span text:style-name="T6">+============================+===========+==========================+==========+</text:span></text:p>
                <text:p><text:span text:style-name="T6">| django <text:s text:c="20"/>| 1.11.29 <text:s text:c="2"/>| &lt;2.2.24 <text:s text:c="17"/>| 40637 <text:s text:c="3"/>|</text:span></text:p>
                <text:p><text:span text:style-name="T6">+==============================================================================+</text:span></text:p>
                <text:p><text:span text:style-name="T6">| Django before 2.2.24, 3.x before 3.1.12, and 3.2.x before 3.2.4 has a <text:s text:c="7"/>|</text:span></text:p>
                <text:p><text:span text:style-name="T6">| potential directory traversal via django.contrib.admindocs. Staff members <text:s text:c="3"/>|</text:span></text:p>
                <text:p><text:span text:style-name="T6">| could use the TemplateDetailView view to check the existence of arbitrary <text:s text:c="3"/>|</text:span></text:p>
                <text:p><text:span text:style-name="T6">| files. Additionally, if (and only if) the default admindocs templates have <text:s text:c="2"/>|</text:span></text:p>
                <text:p><text:span text:style-name="T6">| been customized by application developers to also show file contents, then <text:s text:c="2"/>|</text:span></text:p>
                <text:p><text:span text:style-name="T6">| not only the existence but also the file contents would have been exposed. <text:s text:c="2"/>|</text:span></text:p>
                <text:p><text:span text:style-name="T6">| In other words, there is directory traversal outside of the template root <text:s text:c="3"/>|</text:span></text:p>
                <text:p><text:span text:style-name="T6">| directories. <text:s text:c="64"/>|</text:span></text:p>
                <text:p><text:span text:style-name="T6">| https://www.djangoproject.com/weblog/2021/jun/02/security-releases <text:s text:c="10"/>|</text:span></text:p>
                <text:p><text:span text:style-name="T6">+==============================================================================+</text:span></text:p>
                <text:p><text:span text:style-name="T6">..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3:26:33.346107306</meta:creation-date>
    <meta:editing-duration>PT2H10M20S</meta:editing-duration>
    <meta:editing-cycles>15</meta:editing-cycles>
    <meta:generator>LibreOffice/6.4.7.2$Linux_X86_64 LibreOffice_project/40$Build-2</meta:generator>
    <meta:initial-creator>Peter Reutemann</meta:initial-creator>
    <dc:date>2022-04-12T09:14:51.953524420</dc:date>
    <dc:creator>Peter Reutemann</dc:creator>
    <meta:document-statistic meta:object-count="92"/>
  </office:meta>
</office:document-meta>
</file>